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0.556cm" fo:wrap-option="wrap" draw:shadow="visible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standard">
      <style:graphic-properties draw:textarea-horizontal-align="justify" draw:textarea-vertical-align="middle" draw:auto-grow-height="true" fo:min-height="1.111cm" fo:wrap-option="wrap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Navegación paciente" draw:style-name="dp1" draw:master-page-name="Default">
        <draw:custom-shape draw:style-name="gr1" draw:text-style-name="P2" xml:id="id1" draw:id="id1" draw:layer="layout" svg:width="3.6cm" svg:height="0.892cm" svg:x="3.1cm" svg:y="6.504cm">
          <text:p text:style-name="P1"><text:span text:style-name="T1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6cm" svg:height="0.892cm" svg:x="6.8cm" svg:y="3.9cm">
          <text:p text:style-name="P1"><text:span text:style-name="T1">Regist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cm" svg:height="1.507cm" svg:x="10.8cm" svg:y="6.193cm">
          <text:p text:style-name="P1"><text:span text:style-name="T1">Perfi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9cm" svg:y1="6.504cm" svg:x2="6.8cm" svg:y2="4.346cm" draw:start-shape="id1" draw:start-glue-point="0" draw:end-shape="id2" draw:end-glue-point="3" svg:d="M4900 6504v-2158h1900" svg:viewBox="0 0 1901 2159">
          <text:p/>
        </draw:connector>
        <draw:connector draw:style-name="gr2" draw:text-style-name="P1" draw:layer="layout" svg:x1="6.7cm" svg:y1="6.95cm" svg:x2="10.8cm" svg:y2="6.946cm" draw:start-shape="id1" draw:start-glue-point="1" draw:end-shape="id3" svg:d="M6700 6950h2151v-4h1949" svg:viewBox="0 0 4101 5">
          <text:p/>
        </draw:connector>
        <draw:connector draw:style-name="gr2" draw:text-style-name="P1" draw:layer="layout" svg:x1="10.4cm" svg:y1="4.346cm" svg:x2="12.6cm" svg:y2="6.193cm" draw:start-shape="id2" draw:start-glue-point="1" draw:end-shape="id3" svg:d="M10400 4346h2200v1847" svg:viewBox="0 0 2201 1848">
          <text:p/>
        </draw:connector>
        <draw:custom-shape draw:style-name="gr1" draw:text-style-name="P2" xml:id="id5" draw:id="id5" draw:layer="layout" svg:width="3.6cm" svg:height="0.892cm" svg:x="19.7cm" svg:y="4.4cm">
          <text:p text:style-name="P1"><text:span text:style-name="T1">Cuestion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6cm" svg:height="1.507cm" svg:x="19.7cm" svg:y="6.192cm">
          <text:p text:style-name="P1"><text:span text:style-name="T1">Perfil psicólog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4.4cm" svg:y1="6.946cm" svg:x2="19.7cm" svg:y2="6.945cm" draw:start-shape="id3" draw:start-glue-point="1" draw:end-shape="id4" draw:end-glue-point="3" svg:d="M14400 6946h2751v-1h2549" svg:viewBox="0 0 5301 2">
          <text:p/>
        </draw:connector>
        <draw:connector draw:style-name="gr2" draw:text-style-name="P1" draw:layer="layout" draw:line-skew="1.449cm" svg:x1="14.4cm" svg:y1="6.946cm" svg:x2="19.7cm" svg:y2="4.846cm" draw:start-shape="id3" draw:start-glue-point="1" draw:end-shape="id5" draw:end-glue-point="3" svg:d="M14400 6946h4200v-2100h1100" svg:viewBox="0 0 5301 2101">
          <text:p/>
        </draw:connector>
        <draw:custom-shape draw:style-name="gr3" draw:text-style-name="P2" xml:id="id6" draw:id="id6" draw:layer="layout" svg:width="3.6cm" svg:height="1.507cm" svg:x="19.8cm" svg:y="8.485cm">
          <text:p text:style-name="P1"><text:span text:style-name="T1">Modificar perfi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1.399cm" svg:x1="14.4cm" svg:y1="6.946cm" svg:x2="19.8cm" svg:y2="9.238cm" draw:start-shape="id3" draw:end-shape="id6" svg:d="M14400 6946h4200v2292h1200" svg:viewBox="0 0 5401 2293">
          <text:p/>
        </draw:connector>
        <draw:frame draw:style-name="gr4" draw:text-style-name="P3" draw:layer="layout" svg:width="3.042cm" svg:height="0.806cm" svg:x="2.2cm" svg:y="3.7cm">
          <draw:text-box>
            <text:p text:style-name="P3"><text:span text:style-name="T1">Registrarse</text:span></text:p>
          </draw:text-box>
        </draw:frame>
        <draw:frame draw:style-name="gr4" draw:text-style-name="P3" draw:layer="layout" svg:width="3.402cm" svg:height="0.806cm" svg:x="11.153cm" svg:y="3.394cm">
          <draw:text-box>
            <text:p text:style-name="P3"><text:span text:style-name="T1">Iniciar sesión</text:span></text:p>
          </draw:text-box>
        </draw:frame>
        <draw:frame draw:style-name="gr4" draw:text-style-name="P3" draw:layer="layout" svg:width="3.402cm" svg:height="0.806cm" svg:x="7.1cm" svg:y="7.494cm">
          <draw:text-box>
            <text:p text:style-name="P3"><text:span text:style-name="T1">Iniciar sesión</text:span></text:p>
          </draw:text-box>
        </draw:frame>
        <draw:connector draw:style-name="gr2" draw:text-style-name="P1" draw:layer="layout" svg:x1="12.6cm" svg:y1="7.7cm" svg:x2="14.4cm" svg:y2="6.946cm" draw:start-shape="id3" draw:start-glue-point="2" draw:end-shape="id3" draw:end-glue-point="1" svg:d="M12600 7700v701h2502v-1455h-702" svg:viewBox="0 0 2503 1456">
          <text:p/>
        </draw:connector>
        <draw:frame draw:style-name="gr4" draw:text-style-name="P3" draw:layer="layout" svg:width="5.057cm" svg:height="0.806cm" svg:x="10.9cm" svg:y="8.5cm">
          <draw:text-box>
            <text:p text:style-name="P3"><text:span text:style-name="T1">Consultar resultados</text:span></text:p>
          </draw:text-box>
        </draw:frame>
        <draw:frame draw:style-name="gr5" draw:text-style-name="P3" draw:layer="layout" svg:width="4.198cm" svg:height="1.106cm" svg:x="10.9cm" svg:y="9.2cm">
          <draw:text-box>
            <text:p text:style-name="P3"><text:span text:style-name="T1">Filtrar resultados</text:span></text:p>
          </draw:text-box>
        </draw:frame>
        <draw:frame draw:style-name="gr4" draw:text-style-name="P3" draw:layer="layout" svg:width="3.177cm" svg:height="1.361cm" svg:x="15.623cm" svg:y="3.6cm">
          <draw:text-box>
            <text:p text:style-name="P3"><text:span text:style-name="T1">Realizar </text:span><text:span text:style-name="T1"><text:line-break/></text:span><text:span text:style-name="T1">cuestionario</text:span></text:p>
          </draw:text-box>
        </draw:frame>
        <draw:frame draw:style-name="gr4" draw:text-style-name="P3" draw:layer="layout" svg:width="2.767cm" svg:height="1.361cm" svg:x="15.833cm" svg:y="5.6cm">
          <draw:text-box>
            <text:p text:style-name="P3"><text:span text:style-name="T1">Consultar </text:span><text:span text:style-name="T1"><text:line-break/></text:span><text:span text:style-name="T1">psicólogo</text:span></text:p>
          </draw:text-box>
        </draw:frame>
        <draw:frame draw:style-name="gr4" draw:text-style-name="P3" draw:layer="layout" svg:width="4.892cm" svg:height="0.806cm" svg:x="10.9cm" svg:y="9.8cm">
          <draw:text-box>
            <text:p text:style-name="P3"><text:span text:style-name="T1">Contactar psicólogo</text:span></text:p>
          </draw:text-box>
        </draw:frame>
        <draw:frame draw:style-name="gr4" draw:text-style-name="P3" draw:layer="layout" svg:width="2.513cm" svg:height="1.361cm" svg:x="16.2cm" svg:y="8.739cm">
          <draw:text-box>
            <text:p text:style-name="P3"><text:span text:style-name="T1">Modificar</text:span><text:span text:style-name="T1"><text:line-break/></text:span><text:span text:style-name="T1">dat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6T11:30:49.896265212</meta:creation-date>
    <dc:date>2017-12-16T16:55:37.802500605</dc:date>
    <meta:editing-duration>PT5M6S</meta:editing-duration>
    <meta:editing-cycles>5</meta:editing-cycles>
    <meta:generator>LibreOffice/4.2.8.2$Linux_X86_64 LibreOffice_project/420m0$Build-2</meta:generator>
    <meta:document-statistic meta:object-count="22"/>
  </office:meta>
</office:document-meta>
</file>